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76</dc:date><text:p text:style-name="P2"><text:span text:style-name="T2">do text</text:span></text:p><text:p text:style-name="P2"><text:span text:style-name="T2">from table(ar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6384208" text:id="ct116384208">
            <text:insertion>
              <office:change-info>
                <dc:creator>Luc Saffre</dc:creator>
                <dc:date>2012-04-20T10:09:00</dc:date>
              </office:change-info>
            </text:insertion>
          </text:changed-region>
        </text:tracked-changes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change-start text:change-id="ct116384208"/><text:span text:style-name="MT1">title</text:span><text:change-end text:change-id="ct116384208"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4-20T10:09:21.86</dc:date>
    <dc:creator>Luc Saffre</dc:creator>
    <meta:editing-duration>PT21M24S</meta:editing-duration>
    <meta:editing-cycles>19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30" meta:non-whitespace-character-count="25"/>
  </office:meta>
</office:document-meta>
</file>